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Charge_BitsUR" table:style-name="ta1">
        <table:shapes>
          <draw:frame draw:z-index="0" draw:style-name="gr1" draw:text-style-name="P1" svg:width="178.81mm" svg:height="133.08mm" svg:x="58.04mm" svg:y="1.06mm">
            <loext:p draw:notify-on-update-of-ranges="Graph_Charge_BitsUR.A1:Graph_Charge_BitsUR.A1 Graph_Charge_BitsUR.A2:Graph_Charge_BitsUR.A30 Graph_Charge_BitsUR.B1:Graph_Charge_BitsUR.B1 Graph_Charge_BitsUR.B2:Graph_Charge_BitsUR.B30 Graph_Charge_BitsUR.A1:Graph_Charge_BitsUR.A1 Graph_Charge_BitsUR.A2:Graph_Charge_BitsUR.A30 Graph_Charge_BitsUR.C1:Graph_Charge_BitsUR.C1 Graph_Charge_BitsUR.C2:Graph_Charge_BitsUR.C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MaxSN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3504351809437" calcext:value-type="float">
            <text:p>4,5350435181</text:p>
          </table:table-cell>
          <table:table-cell office:value-type="float" office:value="4.70035809993597" calcext:value-type="float">
            <text:p>4,7003580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8394812819562" calcext:value-type="float">
            <text:p>4,7839481282</text:p>
          </table:table-cell>
          <table:table-cell office:value-type="float" office:value="5.21275476198828" calcext:value-type="float">
            <text:p>5,212754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3601386163609" calcext:value-type="float">
            <text:p>4,5360138616</text:p>
          </table:table-cell>
          <table:table-cell office:value-type="float" office:value="5.22859408033827" calcext:value-type="float">
            <text:p>5,22859408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8275803386562" calcext:value-type="float">
            <text:p>4,6827580339</text:p>
          </table:table-cell>
          <table:table-cell office:value-type="float" office:value="5.52899651505674" calcext:value-type="float">
            <text:p>5,5289965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3197149934253" calcext:value-type="float">
            <text:p>4,5319714993</text:p>
          </table:table-cell>
          <table:table-cell office:value-type="float" office:value="5.51064165514169" calcext:value-type="float">
            <text:p>5,51064165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3455720940194" calcext:value-type="float">
            <text:p>4,6345572094</text:p>
          </table:table-cell>
          <table:table-cell office:value-type="float" office:value="5.75709975814696" calcext:value-type="float">
            <text:p>5,7570997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3950916162787" calcext:value-type="float">
            <text:p>4,5395091616</text:p>
          </table:table-cell>
          <table:table-cell office:value-type="float" office:value="5.76560303575461" calcext:value-type="float">
            <text:p>5,76560303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1709142940091" calcext:value-type="float">
            <text:p>4,6170914294</text:p>
          </table:table-cell>
          <table:table-cell office:value-type="float" office:value="5.91422841432803" calcext:value-type="float">
            <text:p>5,9142284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3443225626052" calcext:value-type="float">
            <text:p>4,5344322563</text:p>
          </table:table-cell>
          <table:table-cell office:value-type="float" office:value="5.938562867786" calcext:value-type="float">
            <text:p>5,93856286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0329152677114" calcext:value-type="float">
            <text:p>4,6032915268</text:p>
          </table:table-cell>
          <table:table-cell office:value-type="float" office:value="6.06329389319365" calcext:value-type="float">
            <text:p>6,06329389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9448818897638" calcext:value-type="float">
            <text:p>4,594488189</text:p>
          </table:table-cell>
          <table:table-cell office:value-type="float" office:value="6.0925125065486" calcext:value-type="float">
            <text:p>6,09251250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9920752691567" calcext:value-type="float">
            <text:p>4,6992075269</text:p>
          </table:table-cell>
          <table:table-cell office:value-type="float" office:value="6.20107614418598" calcext:value-type="float">
            <text:p>6,20107614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2764090976615" calcext:value-type="float">
            <text:p>4,7276409098</text:p>
          </table:table-cell>
          <table:table-cell office:value-type="float" office:value="6.23957666615583" calcext:value-type="float">
            <text:p>6,2395766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79371885321191" calcext:value-type="float">
            <text:p>4,7937188532</text:p>
          </table:table-cell>
          <table:table-cell office:value-type="float" office:value="6.35007039752132" calcext:value-type="float">
            <text:p>6,35007039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4965018565566" calcext:value-type="float">
            <text:p>4,7496501857</text:p>
          </table:table-cell>
          <table:table-cell office:value-type="float" office:value="6.37683504611013" calcext:value-type="float">
            <text:p>6,37683504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9341895441186" calcext:value-type="float">
            <text:p>4,7934189544</text:p>
          </table:table-cell>
          <table:table-cell office:value-type="float" office:value="6.56696739189918" calcext:value-type="float">
            <text:p>6,56696739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74576112192491" calcext:value-type="float">
            <text:p>4,7457611219</text:p>
          </table:table-cell>
          <table:table-cell office:value-type="float" office:value="6.6611554742557" calcext:value-type="float">
            <text:p>6,6611554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8755452029953" calcext:value-type="float">
            <text:p>4,7875545203</text:p>
          </table:table-cell>
          <table:table-cell office:value-type="float" office:value="6.71527560655328" calcext:value-type="float">
            <text:p>6,71527560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5139913706853" calcext:value-type="float">
            <text:p>4,7513991371</text:p>
          </table:table-cell>
          <table:table-cell office:value-type="float" office:value="6.7269337793897" calcext:value-type="float">
            <text:p>6,72693377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78799959352453" calcext:value-type="float">
            <text:p>4,7879995935</text:p>
          </table:table-cell>
          <table:table-cell office:value-type="float" office:value="6.74261705620261" calcext:value-type="float">
            <text:p>6,74261705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75307401877633" calcext:value-type="float">
            <text:p>4,7530740188</text:p>
          </table:table-cell>
          <table:table-cell office:value-type="float" office:value="6.74895650950475" calcext:value-type="float">
            <text:p>6,74895650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78143246855776" calcext:value-type="float">
            <text:p>4,7814324686</text:p>
          </table:table-cell>
          <table:table-cell office:value-type="float" office:value="6.76098986993497" calcext:value-type="float">
            <text:p>6,76098986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74374848548804" calcext:value-type="float">
            <text:p>4,7437484855</text:p>
          </table:table-cell>
          <table:table-cell office:value-type="float" office:value="6.76344867750925" calcext:value-type="float">
            <text:p>6,76344867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792503712968" calcext:value-type="float">
            <text:p>4,7792503713</text:p>
          </table:table-cell>
          <table:table-cell office:value-type="float" office:value="6.77017414957479" calcext:value-type="float">
            <text:p>6,77017414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75250125062531" calcext:value-type="float">
            <text:p>4,7525012506</text:p>
          </table:table-cell>
          <table:table-cell office:value-type="float" office:value="6.77361336918459" calcext:value-type="float">
            <text:p>6,77361336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7803530110687" calcext:value-type="float">
            <text:p>4,7780353011</text:p>
          </table:table-cell>
          <table:table-cell office:value-type="float" office:value="6.77556492813559" calcext:value-type="float">
            <text:p>6,77556492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7524856178089" calcext:value-type="float">
            <text:p>4,7524856178</text:p>
          </table:table-cell>
          <table:table-cell office:value-type="float" office:value="6.77634520385193" calcext:value-type="float">
            <text:p>6,77634520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77336043148597" calcext:value-type="float">
            <text:p>4,7733604315</text:p>
          </table:table-cell>
          <table:table-cell office:value-type="float" office:value="6.77887035502681" calcext:value-type="float">
            <text:p>6,7788703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74544694222111" calcext:value-type="float">
            <text:p>4,7454469422</text:p>
          </table:table-cell>
          <table:table-cell office:value-type="float" office:value="6.77959292146073" calcext:value-type="float">
            <text:p>6,7795929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14:38:49.995000438</dc:date>
    <meta:editing-duration>PT4M37S</meta:editing-duration>
    <meta:editing-cycles>1</meta:editing-cycles>
    <meta:document-statistic meta:table-count="1" meta:cell-count="8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82cm" svg:height="13.309cm" xlink:href=".." xlink:type="simple" chart:class="chart:scatter" chart:style-name="ch1">
        <chart:legend chart:legend-position="end" svg:x="15.162cm" svg:y="6.106cm" style:legend-expansion="high" chart:style-name="ch2"/>
        <chart:plot-area chart:style-name="ch3" table:cell-range-address="Graph_Charge_BitsUR.A1:Graph_Charge_BitsUR.C30" chart:data-source-has-labels="row" svg:x="1.368cm" svg:y="0.266cm" svg:width="13.437cm" svg:height="11.796cm">
          <chartooo:coordinate-region svg:x="1.804cm" svg:y="0.465cm" svg:width="12.814cm" svg:height="10.95cm"/>
          <chart:axis chart:dimension="x" chart:name="primary-x" chart:style-name="ch4">
            <chart:title svg:x="5.925cm" svg:y="12.328cm" chart:style-name="ch5">
              <text:p>Charge (nombre d'utilisateur)</text:p>
            </chart:title>
          </chart:axis>
          <chart:axis chart:dimension="y" chart:name="primary-y" chart:style-name="ch4">
            <chart:title svg:x="0.451cm" svg:y="8.986cm" chart:style-name="ch6">
              <text:p>Nombre moyen de bits par UR allouée</text:p>
            </chart:title>
            <chart:grid chart:style-name="ch7" chart:class="major"/>
          </chart:axis>
          <chart:series chart:style-name="ch8" chart:values-cell-range-address="Graph_Charge_BitsUR.B2:Graph_Charge_BitsUR.B30" chart:label-cell-address="Graph_Charge_BitsUR.B1:Graph_Charge_BitsUR.B1" chart:class="chart:scatter">
            <chart:domain table:cell-range-address="Graph_Charge_BitsUR.A2:Graph_Charge_BitsUR.A30"/>
            <chart:data-point chart:repeated="29"/>
          </chart:series>
          <chart:series chart:style-name="ch9" chart:values-cell-range-address="Graph_Charge_BitsUR.C2:Graph_Charge_BitsUR.C30" chart:label-cell-address="Graph_Charge_BitsUR.C1:Graph_Charge_BitsUR.C1" chart:class="chart:scatte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  <draw:g>
                  <svg:desc>Graph_Charge_BitsUR.B1:Graph_Charge_BitsUR.B1</svg:desc>
                </draw:g>
              </table:table-cell>
              <table:table-cell office:value-type="string">
                <text:p>MaxSNR</text:p>
                <draw:g>
                  <svg:desc>Graph_Charge_BitsUR.C1:Graph_Charge_BitsU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_Charge_BitsUR.A2:Graph_Charge_BitsUR.A30</svg:desc>
                </draw:g>
              </table:table-cell>
              <table:table-cell office:value-type="float" office:value="4.53504351809437">
                <text:p>4.53504351809437</text:p>
                <draw:g>
                  <svg:desc>Graph_Charge_BitsUR.B2:Graph_Charge_BitsUR.B30</svg:desc>
                </draw:g>
              </table:table-cell>
              <table:table-cell office:value-type="float" office:value="4.70035809993597">
                <text:p>4.70035809993597</text:p>
                <draw:g>
                  <svg:desc>Graph_Charge_BitsUR.C2:Graph_Charge_BitsUR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78394812819562">
                <text:p>4.78394812819562</text:p>
              </table:table-cell>
              <table:table-cell office:value-type="float" office:value="5.21275476198828">
                <text:p>5.21275476198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3601386163609">
                <text:p>4.53601386163609</text:p>
              </table:table-cell>
              <table:table-cell office:value-type="float" office:value="5.22859408033827">
                <text:p>5.22859408033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68275803386562">
                <text:p>4.68275803386562</text:p>
              </table:table-cell>
              <table:table-cell office:value-type="float" office:value="5.52899651505674">
                <text:p>5.52899651505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53197149934253">
                <text:p>4.53197149934253</text:p>
              </table:table-cell>
              <table:table-cell office:value-type="float" office:value="5.51064165514169">
                <text:p>5.51064165514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63455720940194">
                <text:p>4.63455720940194</text:p>
              </table:table-cell>
              <table:table-cell office:value-type="float" office:value="5.75709975814696">
                <text:p>5.75709975814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53950916162787">
                <text:p>4.53950916162787</text:p>
              </table:table-cell>
              <table:table-cell office:value-type="float" office:value="5.76560303575461">
                <text:p>5.76560303575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.61709142940091">
                <text:p>4.61709142940091</text:p>
              </table:table-cell>
              <table:table-cell office:value-type="float" office:value="5.91422841432803">
                <text:p>5.91422841432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.53443225626052">
                <text:p>4.53443225626052</text:p>
              </table:table-cell>
              <table:table-cell office:value-type="float" office:value="5.938562867786">
                <text:p>5.938562867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.60329152677114">
                <text:p>4.60329152677114</text:p>
              </table:table-cell>
              <table:table-cell office:value-type="float" office:value="6.06329389319365">
                <text:p>6.06329389319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.59448818897638">
                <text:p>4.59448818897638</text:p>
              </table:table-cell>
              <table:table-cell office:value-type="float" office:value="6.0925125065486">
                <text:p>6.0925125065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.69920752691567">
                <text:p>4.69920752691567</text:p>
              </table:table-cell>
              <table:table-cell office:value-type="float" office:value="6.20107614418598">
                <text:p>6.20107614418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.72764090976615">
                <text:p>4.72764090976615</text:p>
              </table:table-cell>
              <table:table-cell office:value-type="float" office:value="6.23957666615583">
                <text:p>6.23957666615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4.79371885321191">
                <text:p>4.79371885321191</text:p>
              </table:table-cell>
              <table:table-cell office:value-type="float" office:value="6.35007039752132">
                <text:p>6.35007039752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.74965018565566">
                <text:p>4.74965018565566</text:p>
              </table:table-cell>
              <table:table-cell office:value-type="float" office:value="6.37683504611013">
                <text:p>6.37683504611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.79341895441186">
                <text:p>4.79341895441186</text:p>
              </table:table-cell>
              <table:table-cell office:value-type="float" office:value="6.56696739189918">
                <text:p>6.56696739189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.74576112192491">
                <text:p>4.74576112192491</text:p>
              </table:table-cell>
              <table:table-cell office:value-type="float" office:value="6.6611554742557">
                <text:p>6.6611554742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.78755452029953">
                <text:p>4.78755452029953</text:p>
              </table:table-cell>
              <table:table-cell office:value-type="float" office:value="6.71527560655328">
                <text:p>6.71527560655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.75139913706853">
                <text:p>4.75139913706853</text:p>
              </table:table-cell>
              <table:table-cell office:value-type="float" office:value="6.7269337793897">
                <text:p>6.7269337793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.78799959352453">
                <text:p>4.78799959352453</text:p>
              </table:table-cell>
              <table:table-cell office:value-type="float" office:value="6.74261705620261">
                <text:p>6.74261705620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.75307401877633">
                <text:p>4.75307401877633</text:p>
              </table:table-cell>
              <table:table-cell office:value-type="float" office:value="6.74895650950475">
                <text:p>6.74895650950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.78143246855776">
                <text:p>4.78143246855776</text:p>
              </table:table-cell>
              <table:table-cell office:value-type="float" office:value="6.76098986993497">
                <text:p>6.76098986993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.74374848548804">
                <text:p>4.74374848548804</text:p>
              </table:table-cell>
              <table:table-cell office:value-type="float" office:value="6.76344867750925">
                <text:p>6.76344867750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4.7792503712968">
                <text:p>4.7792503712968</text:p>
              </table:table-cell>
              <table:table-cell office:value-type="float" office:value="6.77017414957479">
                <text:p>6.77017414957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.75250125062531">
                <text:p>4.75250125062531</text:p>
              </table:table-cell>
              <table:table-cell office:value-type="float" office:value="6.77361336918459">
                <text:p>6.77361336918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.77803530110687">
                <text:p>4.77803530110687</text:p>
              </table:table-cell>
              <table:table-cell office:value-type="float" office:value="6.77556492813559">
                <text:p>6.77556492813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4.7524856178089">
                <text:p>4.7524856178089</text:p>
              </table:table-cell>
              <table:table-cell office:value-type="float" office:value="6.77634520385193">
                <text:p>6.77634520385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4.77336043148597">
                <text:p>4.77336043148597</text:p>
              </table:table-cell>
              <table:table-cell office:value-type="float" office:value="6.77887035502681">
                <text:p>6.778870355026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4.74544694222111">
                <text:p>4.74544694222111</text:p>
              </table:table-cell>
              <table:table-cell office:value-type="float" office:value="6.77959292146073">
                <text:p>6.77959292146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